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7.567cm" table:align="righ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4.022cm"/>
    </style:style>
    <style:style style:name="Table1" style:family="table">
      <style:table-properties style:width="16.528cm" fo:margin-left="-1.49cm" table:align="left" style:writing-mode="lr-tb"/>
    </style:style>
    <style:style style:name="Table1.A" style:family="table-column">
      <style:table-column-properties style:column-width="9.075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2.637cm"/>
    </style:style>
    <style:style style:name="Table1.D" style:family="table-column">
      <style:table-column-properties style:column-width="2.487cm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style:vertical-align="bottom" fo:padding-left="0.03cm" fo:padding-right="0.03cm" fo:padding-top="0.03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bottom" fo:padding-left="0.03cm" fo:padding-right="0.03cm" fo:padding-top="0.03cm" fo:padding-bottom="0cm" fo:border="0.018cm solid #000000" style:writing-mode="lr-tb"/>
    </style:style>
    <style:style style:name="Table1.2" style:family="table-row">
      <style:table-row-properties style:min-row-height="1.746cm" style:keep-together="true" fo:keep-together="auto"/>
    </style:style>
    <style:style style:name="Table1.A2" style:family="table-cell">
      <style:table-cell-properties style:vertical-align="bottom" fo:padding-left="0.03cm" fo:padding-right="0.03cm" fo:padding-top="0.03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bottom" fo:padding-left="0.03cm" fo:padding-right="0.03cm" fo:padding-top="0.03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font-name-asian="Arial Unicode M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10pt" style:font-name-asian="Arial Unicode MS" style:font-size-asian="10pt" style:font-name-complex="Arial" style:font-size-complex="10pt"/>
    </style:style>
    <style:style style:name="P6" style:family="paragraph" style:parent-style-name="Standard">
      <style:text-properties style:font-name="Verdana" fo:font-size="10pt" fo:language="fi" fo:country="FI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margin-left="-1.482cm" fo:margin-right="0cm" fo:text-indent="0cm" style:auto-text-indent="false"/>
    </style:style>
    <style:style style:name="P11" style:family="paragraph" style:parent-style-name="Standard">
      <style:paragraph-properties fo:margin-left="-1.482cm" fo:margin-right="0cm" fo:text-indent="0cm" style:auto-text-indent="false"/>
      <style:text-properties style:font-name="Verdana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-1.482cm" fo:margin-right="0cm" fo:text-indent="0cm" style:auto-text-indent="false"/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margin-left="5.08cm" fo:margin-right="0cm" fo:text-indent="1.27cm" style:auto-text-indent="false"/>
    </style:style>
    <style:style style:name="P14" style:family="paragraph" style:parent-style-name="Table_20_Contents"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fo:margin-left="-1.482cm" fo:margin-right="0cm" fo:text-indent="0cm" style:auto-text-indent="false"/>
      <style:text-properties style:font-name="Verdana" fo:font-size="10pt" fo:language="en" fo:country="US" style:font-size-asian="10pt" style:font-name-complex="Microsoft Sans Serif" style:font-size-complex="10pt"/>
    </style:style>
    <style:style style:name="P16" style:family="paragraph" style:parent-style-name="Standard">
      <style:paragraph-properties fo:margin-left="-1.482cm" fo:margin-right="0cm" fo:text-indent="0cm" style:auto-text-indent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0pt" fo:language="en" fo:country="US" style:font-size-asian="10pt" style:font-name-complex="Microsoft Sans Serif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Verdana" fo:font-size="10pt" fo:language="et" fo:country="EE" style:font-size-asian="10pt" style:font-name-complex="Microsoft Sans Serif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Verdana" fo:font-size="10pt" fo:language="et" fo:country="EE" style:font-name-asian="Arial Unicode MS" style:font-size-asian="10pt" style:font-name-complex="Microsoft Sans Serif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Verdana" fo:font-size="10pt" style:font-size-asian="10pt" style:font-name-complex="Arial" style:font-size-complex="10pt"/>
    </style:style>
    <style:style style:name="T1" style:family="text">
      <style:text-properties fo:font-size="10pt" fo:language="en" fo:country="US" style:font-size-asian="10pt" style:font-name-complex="Microsoft Sans Serif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style:font-size-asian="10pt" style:font-name-complex="Arial" style:font-size-complex="10pt"/>
    </style:style>
    <style:style style:name="T4" style:family="text">
      <style:text-properties style:font-name="Verdana" fo:font-size="10pt" fo:language="en" fo:country="US" style:font-size-asian="10pt" style:font-name-complex="Microsoft Sans Serif" style:font-size-complex="10pt"/>
    </style:style>
    <style:style style:name="T5" style:family="text">
      <style:text-properties style:font-name="Verdana" fo:font-size="10pt" fo:language="en" fo:country="US" fo:font-style="italic" style:font-size-asian="10pt" style:font-style-asian="italic" style:font-name-complex="Microsoft Sans Serif" style:font-size-complex="10pt" style:font-style-complex="italic"/>
    </style:style>
    <style:style style:name="T6" style:family="text">
      <style:text-properties style:font-name="Verdana" fo:font-size="10pt" fo:language="fi" fo:country="FI" style:font-size-asian="10pt" style:font-name-complex="Arial" style:font-size-complex="10pt"/>
    </style:style>
    <style:style style:name="T7" style:family="text">
      <style:text-properties style:font-name="Verdana" fo:font-size="10pt" fo:language="fi" fo:country="FI" style:font-size-asian="10pt" style:font-size-complex="10pt"/>
    </style:style>
    <style:style style:name="T8" style:family="text">
      <style:text-properties fo:font-variant="normal" fo:text-transform="none" fo:color="#000000" style:font-name="Verdana" fo:font-size="10pt" fo:letter-spacing="normal" fo:language="en" fo:country="US" fo:font-style="normal" fo:font-weight="normal" style:font-size-asian="10pt" style:font-name-complex="Microsoft Sans Serif" style:font-size-complex="10pt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color="#ffffff"/>
    </style:style>
    <style:style style:name="T11" style:family="text">
      <style:text-properties fo:color="#ffffff" fo:font-size="10pt" fo:language="en" fo:country="US" style:font-size-asian="10pt" style:font-name-complex="Microsoft Sans Serif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Lõuna Regionaalne Maanteamet</text:span><text:span text:style-name="T2"> <text:s text:c="37"/><text:tab/><text:tab/></text:span></text:p>
      <text:p text:style-name="P12"><text:span text:style-name="T9">Veski 23, Tartu, 51005</text:span> </text:p>
      <text:p text:style-name="P15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4">Arve nr:</text:p>
          </table:table-cell>
          <table:table-cell office:value-type="string">
            <text:p text:style-name="P14"><text:span text:style-name="T10">'</text:span>1</text:p>
          </table:table-cell>
        </table:table-row>
        <table:table-row>
          <table:table-cell office:value-type="string">
            <text:p text:style-name="P14">Kuupäev:</text:p>
          </table:table-cell>
          <table:table-cell office:value-type="string">
            <text:p text:style-name="P14"><text:span text:style-name="T10">'</text:span>3. juuni 2010</text:p>
          </table:table-cell>
        </table:table-row>
        <table:table-row>
          <table:table-cell office:value-type="string">
            <text:p text:style-name="P14">Maksetähtaeg:</text:p>
          </table:table-cell>
          <table:table-cell office:value-type="string">
            <text:p text:style-name="P7"><text:span text:style-name="T11">'</text:span><text:span text:style-name="T1">17. juuni 2010</text:span></text:p>
          </table:table-cell>
        </table:table-row>
      </table:table>
      <text:p text:style-name="P1"/>
      <text:p text:style-name="P13"><text:span text:style-name="T2"><text:s/></text:span><text:span text:style-name="T4"><text:s text:c="11"/>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imetus</text:p>
          </table:table-cell>
          <table:table-cell table:style-name="Table1.A1" office:value-type="string">
            <text:p text:style-name="P3">Kogus</text:p>
          </table:table-cell>
          <table:table-cell table:style-name="Table1.A1" office:value-type="string">
            <text:p text:style-name="P3">Hind</text:p>
          </table:table-cell>
          <table:table-cell table:style-name="Table1.D1" office:value-type="string">
            <text:p text:style-name="P3">Summa</text:p>
          </table:table-cell>
        </table:table-row>
        <table:table-row table:style-name="Table1.2">
          <table:table-cell table:style-name="Table1.A2" office:value-type="string">
            <text:p text:style-name="P9"><text:span text:style-name="T4"><text:s text:c="2"/></text:span><text:span text:style-name="T4"><text:s/>teehöövli simulaatori tarkvara demoversiooni</text:span></text:p>
            <text:p text:style-name="P17"/>
            <text:p text:style-name="P4"/>
          </table:table-cell>
          <table:table-cell table:style-name="Table1.A2" office:value-type="string">
            <text:p text:style-name="P18">1 tk.</text:p>
            <text:p text:style-name="P4"/>
            <text:p text:style-name="P5"/>
          </table:table-cell>
          <table:table-cell table:style-name="Table1.A2" office:value-type="string">
            <text:p text:style-name="P18">30000.00</text:p>
            <text:p text:style-name="P4"/>
            <text:p text:style-name="P19"/>
          </table:table-cell>
          <table:table-cell table:style-name="Table1.D2" office:value-type="string">
            <text:p text:style-name="P18">30000.00</text:p>
            <text:p text:style-name="P4"/>
            <text:p text:style-name="P4"/>
          </table:table-cell>
        </table:table-row>
      </table:table>
      <text:p text:style-name="P2"/>
      <text:p text:style-name="P2"/>
      <text:p text:style-name="P20"><text:tab/><text:tab/><text:tab/><text:tab/> <text:s text:c="2"/>Kokku maksustatav summa (EEK): <text:s text:c="8"/>30000.00</text:p>
      <text:p text:style-name="P8"><text:span text:style-name="T3"><text:s text:c="3"/>Käibemaks </text:span><text:span text:style-name="T4">[</text:span><text:span text:style-name="T3">0%</text:span><text:span text:style-name="T2">] </text:span><text:span text:style-name="T3">(EEK): <text:s text:c="15"/>0.00</text:span></text:p>
      <text:p text:style-name="P20"><text:s text:c="64"/>Kokku tasuda (EEK): <text:s text:c="8"/>30000.00</text:p>
      <text:p text:style-name="P2"/>
      <text:p text:style-name="P2"/>
      <text:p text:style-name="P10"><text:span text:style-name="T6">FIE Andres Viikmaa ei ole käibemaksu kohuslane.</text:span><text:span text:style-name="T7"> <text:s text:c="29"/></text:span><text:span text:style-name="T6"><text:s text:c="4"/></text:span></text:p>
      <text:p text:style-name="P10"><text:span text:style-name="T7"><text:s text:c="37"/></text:span><text:span text:style-name="T6"><text:s text:c="4"/></text:span></text:p>
      <text:p text:style-name="P6"/>
      <text:p text:style-name="P6"/>
      <text:p text:style-name="P6"/>
      <text:p text:style-name="P6"/>
      <text:p text:style-name="P11">Arve esitaja: <text:s text:c="5"/><text:tab/><text:tab/><text:tab/><text:tab/><text:tab/><text:tab/>Klient</text:p>
      <text:p text:style-name="P11">Andres Viikmaa</text:p>
      <text:p text:style-name="P11"/>
      <text:p text:style-name="P11"/>
      <text:p text:style-name="P10"><text:span text:style-name="T4">_____________</text:span><text:span text:style-name="T2"> <text:s text:c="37"/></text:span><text:span text:style-name="T3"><text:s text:c="4"/><text:tab/><text:tab/>____________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FIE Andres Viikmaa</text:span><text:span text:style-name="T2"> <text:s text:c="33"/></text:span><text:span text:style-name="T3">Registrikood </text:span><text:span text:style-name="T4">11742466</text:span><text:span text:style-name="T2"> <text:s text:c="37"/></text:span><text:span text:style-name="T4">Tuulemaa 14-26, Tallinn, 10313</text:span><text:span text:style-name="T2"> <text:s text:c="13"/></text:span><text:span text:style-name="T5"><text:s/></text:span></text:p>
      <text:p text:style-name="P10"><text:span text:style-name="T3">Tel </text:span><text:span text:style-name="T4">+372 53405341 <text:s text:c="9"/></text:span><text:span text:style-name="T2"><text:s text:c="23"/>Arvelduskonto </text:span><text:span text:style-name="T4">335113130008, Sampo Pank</text:span><text:span text:style-name="T2"> <text:s text:c="55"/></text:span></text:p>
      <text:p text:style-name="P1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t" fo:country="E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06-26T19:01:00</meta:creation-date>
    <dc:date>2010-06-22T12:10:24.60</dc:date>
    <meta:print-date>2008-06-26T12:41:00</meta:print-date>
    <meta:editing-cycles>7</meta:editing-cycles>
    <meta:editing-duration>PT01H11M04S</meta:editing-duration>
    <meta:generator>OpenOffice.org/3.2$Win32 OpenOffice.org_project/320m12$Build-9483</meta:generator>
    <meta:document-statistic meta:table-count="2" meta:image-count="0" meta:object-count="0" meta:page-count="1" meta:paragraph-count="27" meta:word-count="73" meta:character-count="986"/>
  </office:meta>
</office:document-meta>
</file>